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2151" officeooo:paragraph-rsid="000d2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0:51:44.921851354</meta:creation-date>
    <dc:date>2023-03-29T10:52:11.381443800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5.1.2$MacOSX_X86_64 LibreOffice_project/fcbaee479e84c6cd81291587d2ee68cba099e129</meta:generator>
  </office:meta>
</office:document-meta>
</file>